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255dc5"/>
    </style:style>
    <style:style style:name="P3" style:family="paragraph" style:parent-style-name="Standard">
      <style:paragraph-properties style:writing-mode="lr-tb"/>
      <style:text-properties officeooo:paragraph-rsid="00255dc5"/>
    </style:style>
    <style:style style:name="P4" style:family="paragraph" style:parent-style-name="Standard">
      <style:text-properties officeooo:paragraph-rsid="002806c1"/>
    </style:style>
    <style:style style:name="P5" style:family="paragraph" style:parent-style-name="Standard">
      <style:text-properties officeooo:paragraph-rsid="002878d1"/>
    </style:style>
    <style:style style:name="P6" style:family="paragraph" style:parent-style-name="Standard">
      <style:text-properties officeooo:paragraph-rsid="002b7ec6"/>
    </style:style>
    <style:style style:name="P7" style:family="paragraph" style:parent-style-name="Standard">
      <style:paragraph-properties style:writing-mode="lr-tb"/>
      <style:text-properties officeooo:paragraph-rsid="002b7ec6"/>
    </style:style>
    <style:style style:name="P8" style:family="paragraph" style:parent-style-name="Standard">
      <style:text-properties officeooo:rsid="002dae15" officeooo:paragraph-rsid="002dae15"/>
    </style:style>
    <style:style style:name="P9" style:family="paragraph" style:parent-style-name="Standard">
      <style:text-properties officeooo:paragraph-rsid="002dae15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paragraph-properties style:writing-mode="lr-tb"/>
      <style:text-properties officeooo:rsid="002ee31f" officeooo:paragraph-rsid="002ee31f"/>
    </style:style>
    <style:style style:name="P12" style:family="paragraph" style:parent-style-name="Standard">
      <style:text-properties officeooo:paragraph-rsid="002f7c30"/>
    </style:style>
    <style:style style:name="P13" style:family="paragraph" style:parent-style-name="Standard">
      <style:text-properties officeooo:paragraph-rsid="00342856"/>
    </style:style>
    <style:style style:name="P14" style:family="paragraph" style:parent-style-name="Standard">
      <style:text-properties officeooo:rsid="003cba6a" officeooo:paragraph-rsid="003cba6a"/>
    </style:style>
    <style:style style:name="P15" style:family="paragraph" style:parent-style-name="Standard">
      <style:text-properties officeooo:rsid="003dbbb3" officeooo:paragraph-rsid="003dbbb3"/>
    </style:style>
    <style:style style:name="P16" style:family="paragraph" style:parent-style-name="Standard">
      <style:text-properties officeooo:rsid="003f7c44" officeooo:paragraph-rsid="003f7c44"/>
    </style:style>
    <style:style style:name="P17" style:family="paragraph" style:parent-style-name="Standard">
      <style:text-properties officeooo:rsid="003f8496" officeooo:paragraph-rsid="003f8496"/>
    </style:style>
    <style:style style:name="P18" style:family="paragraph" style:parent-style-name="Standard">
      <style:paragraph-properties style:writing-mode="lr-tb"/>
      <style:text-properties officeooo:rsid="00405d29" officeooo:paragraph-rsid="00405d29"/>
    </style:style>
    <style:style style:name="P19" style:family="paragraph" style:parent-style-name="Standard">
      <style:text-properties officeooo:rsid="00422d80" officeooo:paragraph-rsid="00422d80"/>
    </style:style>
    <style:style style:name="P20" style:family="paragraph" style:parent-style-name="Standard">
      <style:text-properties officeooo:rsid="004409e5" officeooo:paragraph-rsid="004409e5"/>
    </style:style>
    <style:style style:name="P21" style:family="paragraph" style:parent-style-name="Standard">
      <style:text-properties officeooo:rsid="00444ab5" officeooo:paragraph-rsid="00444ab5"/>
    </style:style>
    <style:style style:name="P22" style:family="paragraph" style:parent-style-name="Standard">
      <style:text-properties officeooo:rsid="0046e2ef" officeooo:paragraph-rsid="0046e2ef"/>
    </style:style>
    <style:style style:name="P23" style:family="paragraph" style:parent-style-name="Standard">
      <style:text-properties officeooo:rsid="0047782b" officeooo:paragraph-rsid="0047782b"/>
    </style:style>
    <style:style style:name="P24" style:family="paragraph" style:parent-style-name="Standard">
      <style:paragraph-properties style:writing-mode="lr-tb"/>
      <style:text-properties officeooo:rsid="0047782b" officeooo:paragraph-rsid="0047782b"/>
    </style:style>
    <style:style style:name="P25" style:family="paragraph" style:parent-style-name="Standard">
      <style:text-properties officeooo:paragraph-rsid="0047782b"/>
    </style:style>
    <style:style style:name="P26" style:family="paragraph" style:parent-style-name="Standard">
      <style:text-properties officeooo:rsid="004987ec" officeooo:paragraph-rsid="004987ec"/>
    </style:style>
    <style:style style:name="T1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Noto Sans Mono" fo:font-size="10pt" fo:font-style="normal" fo:font-weight="normal" officeooo:rsid="00255dc5" style:font-size-asian="10pt" style:font-style-asian="normal" style:font-weight-asian="normal"/>
    </style:style>
    <style:style style:name="T3" style:family="text">
      <style:text-properties fo:color="#080808" loext:opacity="100%" style:font-name="Noto Sans Mono" fo:font-size="10pt" fo:font-style="normal" fo:font-weight="normal" officeooo:rsid="002636a7" style:font-size-asian="10pt" style:font-style-asian="normal" style:font-weight-asian="normal"/>
    </style:style>
    <style:style style:name="T4" style:family="text">
      <style:text-properties fo:color="#080808" loext:opacity="100%" style:font-name="Noto Sans Mono" fo:font-size="10pt" fo:font-style="normal" fo:font-weight="normal" officeooo:rsid="002806c1" style:font-size-asian="10pt" style:font-style-asian="normal" style:font-weight-asian="normal"/>
    </style:style>
    <style:style style:name="T5" style:family="text">
      <style:text-properties fo:color="#080808" loext:opacity="100%" style:font-name="Noto Sans Mono" fo:font-size="10pt" fo:font-style="normal" fo:font-weight="normal" officeooo:rsid="002878d1" style:font-size-asian="10pt" style:font-style-asian="normal" style:font-weight-asian="normal"/>
    </style:style>
    <style:style style:name="T6" style:family="text">
      <style:text-properties fo:color="#080808" loext:opacity="100%" style:font-name="Noto Sans Mono" fo:font-size="10pt" fo:font-style="normal" fo:font-weight="normal" officeooo:rsid="000d360f" style:font-size-asian="10pt" style:font-style-asian="normal" style:font-weight-asian="normal"/>
    </style:style>
    <style:style style:name="T7" style:family="text">
      <style:text-properties fo:color="#080808" loext:opacity="100%" style:font-name="Noto Sans Mono" fo:font-size="10pt" fo:font-style="normal" fo:font-weight="normal" officeooo:rsid="000f1f1a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officeooo:rsid="002f7c30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31a9ca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31d370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3351df" style:font-size-asian="10pt" style:font-style-asian="normal" style:font-weight-asian="normal"/>
    </style:style>
    <style:style style:name="T12" style:family="text">
      <style:text-properties fo:color="#080808" loext:opacity="100%" style:font-name="Noto Sans Mono" fo:font-size="10pt" fo:font-style="normal" fo:font-weight="normal" officeooo:rsid="00338664" style:font-size-asian="10pt" style:font-style-asian="normal" style:font-weight-asian="normal"/>
    </style:style>
    <style:style style:name="T13" style:family="text">
      <style:text-properties fo:font-weight="normal" officeooo:rsid="002a3197" style:font-weight-asian="normal" style:font-weight-complex="normal"/>
    </style:style>
    <style:style style:name="T14" style:family="text">
      <style:text-properties fo:font-weight="normal" officeooo:rsid="002b7ec6" style:font-weight-asian="normal" style:font-weight-complex="normal"/>
    </style:style>
    <style:style style:name="T15" style:family="text">
      <style:text-properties officeooo:rsid="0023feb2"/>
    </style:style>
    <style:style style:name="T16" style:family="text">
      <style:text-properties officeooo:rsid="00255dc5"/>
    </style:style>
    <style:style style:name="T17" style:family="text">
      <style:text-properties officeooo:rsid="002636a7"/>
    </style:style>
    <style:style style:name="T18" style:family="text">
      <style:text-properties officeooo:rsid="002806c1"/>
    </style:style>
    <style:style style:name="T19" style:family="text">
      <style:text-properties officeooo:rsid="002878d1"/>
    </style:style>
    <style:style style:name="T20" style:family="text">
      <style:text-properties officeooo:rsid="002a3197"/>
    </style:style>
    <style:style style:name="T21" style:family="text">
      <style:text-properties officeooo:rsid="002b7ec6"/>
    </style:style>
    <style:style style:name="T22" style:family="text">
      <style:text-properties officeooo:rsid="002dae15"/>
    </style:style>
    <style:style style:name="T23" style:family="text">
      <style:text-properties officeooo:rsid="002ee31f"/>
    </style:style>
    <style:style style:name="T24" style:family="text">
      <style:text-properties officeooo:rsid="002f7c30"/>
    </style:style>
    <style:style style:name="T25" style:family="text">
      <style:text-properties officeooo:rsid="0031a9ca"/>
    </style:style>
    <style:style style:name="T26" style:family="text">
      <style:text-properties officeooo:rsid="00342856"/>
    </style:style>
    <style:style style:name="T27" style:family="text">
      <style:text-properties officeooo:rsid="0035903a"/>
    </style:style>
    <style:style style:name="T28" style:family="text">
      <style:text-properties officeooo:rsid="0037453e"/>
    </style:style>
    <style:style style:name="T29" style:family="text">
      <style:text-properties officeooo:rsid="00383d98"/>
    </style:style>
    <style:style style:name="T30" style:family="text">
      <style:text-properties officeooo:rsid="0039ee6b"/>
    </style:style>
    <style:style style:name="T31" style:family="text">
      <style:text-properties officeooo:rsid="003bce7d"/>
    </style:style>
    <style:style style:name="T32" style:family="text">
      <style:text-properties officeooo:rsid="003cba6a"/>
    </style:style>
    <style:style style:name="T33" style:family="text">
      <style:text-properties officeooo:rsid="003dbbb3"/>
    </style:style>
    <style:style style:name="T34" style:family="text">
      <style:text-properties officeooo:rsid="003f7c44"/>
    </style:style>
    <style:style style:name="T35" style:family="text">
      <style:text-properties officeooo:rsid="003f8496"/>
    </style:style>
    <style:style style:name="T36" style:family="text">
      <style:text-properties officeooo:rsid="00405d29"/>
    </style:style>
    <style:style style:name="T37" style:family="text">
      <style:text-properties officeooo:rsid="00422d80"/>
    </style:style>
    <style:style style:name="T38" style:family="text">
      <style:text-properties officeooo:rsid="004409e5"/>
    </style:style>
    <style:style style:name="T39" style:family="text">
      <style:text-properties officeooo:rsid="0044e68b"/>
    </style:style>
    <style:style style:name="T40" style:family="text">
      <style:text-properties officeooo:rsid="0046e2ef"/>
    </style:style>
    <style:style style:name="T41" style:family="text">
      <style:text-properties officeooo:rsid="0047782b"/>
    </style:style>
    <style:style style:name="T42" style:family="text">
      <style:text-properties officeooo:rsid="00486cbd"/>
    </style:style>
    <style:style style:name="T43" style:family="text">
      <style:text-properties officeooo:rsid="004987ec"/>
    </style:style>
    <style:style style:name="T44" style:family="text">
      <style:text-properties officeooo:rsid="004a90f6"/>
    </style:style>
    <style:style style:name="T45" style:family="text">
      <style:text-properties officeooo:rsid="004bdc5f"/>
    </style:style>
    <style:style style:name="T46" style:family="text">
      <style:text-properties officeooo:rsid="004d59b5"/>
    </style:style>
    <style:style style:name="T47" style:family="text">
      <style:text-properties officeooo:rsid="004e0183"/>
    </style:style>
    <style:style style:name="T48" style:family="text">
      <style:text-properties officeooo:rsid="004e796a"/>
    </style:style>
    <style:style style:name="T49" style:family="text">
      <style:text-properties officeooo:rsid="004fac88"/>
    </style:style>
    <style:style style:name="T50" style:family="text">
      <style:text-properties officeooo:rsid="00519203"/>
    </style:style>
    <style:style style:name="T51" style:family="text">
      <style:text-properties officeooo:rsid="0052e40e"/>
    </style:style>
    <style:style style:name="T52" style:family="text">
      <style:text-properties officeooo:rsid="0053539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ॄ</text:p>
      <text:p text:style-name="P1"/>
      <text:p text:style-name="Standard">1) Identify. Example: भर्तुः – Gen Sg of भर्तृ- (m.) ‘brother’ –› ‘of the/a brother’</text:p>
      <text:p text:style-name="Standard"/>
      <text:p text:style-name="P2">१) <text:bookmark-start text:name="__DdeLink__2603_3550361551"/>हस्ति<text:bookmark-end text:name="__DdeLink__2603_3550361551"/>भिः → <text:span text:style-name="T1">हस्तिन्, </text:span><text:span text:style-name="T16">m, pl, Instr</text:span>→ <text:span text:style-name="T16">слонами</text:span></text:p>
      <text:p text:style-name="P12">२) <text:bookmark-start text:name="__DdeLink__2591_3550361551"/>जे<text:bookmark-end text:name="__DdeLink__2591_3550361551"/><text:span text:style-name="T24">तॄ</text:span><text:span text:style-name="T15">णाम</text:span><text:span text:style-name="T16">्</text:span>→ <text:s/>जेत्तृ, <text:span text:style-name="T18">m, </text:span><text:span text:style-name="T16">pl, Gen</text:span>→ <text:span text:style-name="T18">у победителей</text:span></text:p>
      <text:p text:style-name="P2">३) <text:bookmark-start text:name="__DdeLink__2609_3550361551"/><text:bookmark-start text:name="__DdeLink__2589_3550361551"/>कर्म<text:bookmark-end text:name="__DdeLink__2609_3550361551"/><text:bookmark-end text:name="__DdeLink__2589_3550361551"/>णि→ <text:bookmark-start text:name="__DdeLink__2665_3550361551"/><text:span text:style-name="T1">कर्मन्</text:span><text:bookmark-end text:name="__DdeLink__2665_3550361551"/><text:span text:style-name="T1"> </text:span><text:span text:style-name="T16">n, sg, Loc</text:span>→ <text:span text:style-name="T16">в деянии</text:span></text:p>
      <text:p text:style-name="P1">४) <text:bookmark-start text:name="__DdeLink__2595_3550361551"/>स्मयि<text:bookmark-end text:name="__DdeLink__2595_3550361551"/>नाम्→ स्मयिन्, <text:span text:style-name="T16">pl, Gen</text:span>→ <text:span text:style-name="T18">у улыбающихся</text:span></text:p>
      <text:p text:style-name="P3">५) <text:bookmark-start text:name="__DdeLink__2615_3550361551"/>द<text:span text:style-name="T15">ु</text:span>हि<text:bookmark-end text:name="__DdeLink__2615_3550361551"/>तॄ<text:span text:style-name="T15">ः</text:span>→ <text:span text:style-name="T1">दुहितृ, </text:span><text:span text:style-name="T16">f, pl, Acc</text:span>→ <text:span text:style-name="T16">дочерей</text:span></text:p>
      <text:p text:style-name="P2">६) <text:bookmark-start text:name="__DdeLink__2621_3550361551"/>पित<text:bookmark-end text:name="__DdeLink__2621_3550361551"/>रम्→ <text:span text:style-name="T1">पितृ </text:span><text:span text:style-name="T16">m, sg, Acc</text:span>→ <text:span text:style-name="T16">отца</text:span></text:p>
      <text:p text:style-name="P4">७) <text:bookmark-start text:name="__DdeLink__2597_3550361551"/>मूर्ध्नि<text:bookmark-end text:name="__DdeLink__2597_3550361551"/>→ <text:bookmark-start text:name="__DdeLink__2639_3550361551"/><text:span text:style-name="T1">मूर्धन्</text:span><text:bookmark-end text:name="__DdeLink__2639_3550361551"/><text:span text:style-name="T1"> </text:span><text:span text:style-name="T2">m,</text:span><text:span text:style-name="T4"> sg, Loc</text:span><text:span text:style-name="T2"> </text:span>→ <text:s/><text:span text:style-name="T17">на лбу, на вершине</text:span></text:p>
      <text:p text:style-name="P2">८) <text:bookmark-start text:name="__DdeLink__2627_3550361551"/>ब्रह्म<text:bookmark-end text:name="__DdeLink__2627_3550361551"/>→ <text:span text:style-name="T1">ब्रह्मन् </text:span><text:span text:style-name="T8">n</text:span><text:span text:style-name="T3">,</text:span><text:span text:style-name="T8">Nom</text:span><text:span text:style-name="T3">,sg</text:span>→ <text:span text:style-name="T16">Брахман</text:span></text:p>
      <text:p text:style-name="P3">९) <text:bookmark-start text:name="__DdeLink__2633_3550361551"/>ने<text:bookmark-end text:name="__DdeLink__2633_3550361551"/>त<text:span text:style-name="T15">ुः</text:span>→<text:span text:style-name="T1">नेतृ</text:span> <text:span text:style-name="T18">m, Abl/Gen, sg</text:span>→ <text:span text:style-name="T18">от(у) </text:span><text:span text:style-name="T16">лидер</text:span><text:span text:style-name="T18">а</text:span></text:p>
      <text:p text:style-name="P1">१०) रक्षितारः→ <text:span text:style-name="T16">m, Nom/Voc, pl</text:span>→ <text:span text:style-name="T16">(о) защитники</text:span></text:p>
      <text:p text:style-name="P2">११) <text:bookmark-start text:name="__DdeLink__2641_3550361551"/>शशिनः<text:bookmark-end text:name="__DdeLink__2641_3550361551"/>→ <text:span text:style-name="T1">शशिन् </text:span><text:span text:style-name="T4">m, Abl/Gen, sg \ Nom/Voc/Acc, pl</text:span>→ <text:span text:style-name="T18">у(от) </text:span><text:span text:style-name="T16">лун</text:span><text:span text:style-name="T18">ы, (о)луны, лун</text:span></text:p>
      <text:p text:style-name="P1">१२) शत्रुहन्ता→ <text:span text:style-name="T16">m, Nom, sg</text:span>→ <text:span text:style-name="T16">убивающий врагов</text:span></text:p>
      <text:p text:style-name="P2">१३) मूर्धनि→<text:span text:style-name="T1">मूर्धन् </text:span><text:span text:style-name="T3">m, Loc, sg</text:span>→<text:span text:style-name="T17">на лбу, на вершине</text:span> </text:p>
      <text:p text:style-name="P1">१४) वक्तारौ→ <text:span text:style-name="T18">वक्तृ </text:span><text:span text:style-name="T16">m, Nom/Voc/Acc, du</text:span>→ <text:span text:style-name="T18">(о)два оратора, двух ораторов</text:span></text:p>
      <text:p text:style-name="P2">१५) पितरौ→<text:span text:style-name="T1">पितृ</text:span> <text:span text:style-name="T16">m, Nom/Voc/Acc, du</text:span>→ <text:span text:style-name="T16">(о)родители, родителей</text:span></text:p>
      <text:p text:style-name="P2">१६) माता→ <text:span text:style-name="T1">मातृ </text:span><text:span text:style-name="T16">f, Nom, sg</text:span>→<text:span text:style-name="T16">мать</text:span> </text:p>
      <text:p text:style-name="P2">१७) <text:bookmark-start text:name="__DdeLink__2653_3550361551"/>पक्षि<text:bookmark-end text:name="__DdeLink__2653_3550361551"/>षु→<text:span text:style-name="T1">पक्षिन्</text:span> <text:span text:style-name="T17">m, Loc, pl</text:span>→ <text:span text:style-name="T17">в</text:span><text:span text:style-name="T25">(среди)</text:span><text:span text:style-name="T17"> </text:span><text:span text:style-name="T16">птица</text:span><text:span text:style-name="T17">х</text:span></text:p>
      <text:p text:style-name="P2">१८) नेतारम्→ <text:span text:style-name="T1">नेतृ </text:span><text:span text:style-name="T16">m, Acc, sg</text:span>→ <text:span text:style-name="T16">лидера</text:span></text:p>
      <text:p text:style-name="P2">१९) कर्मणः→ <text:span text:style-name="T1">कर्मन् </text:span><text:span text:style-name="T4">n, Abl/Gen, sg</text:span>→ <text:span text:style-name="T18">у(от)деяния</text:span></text:p>
      <text:p text:style-name="P2">२०) कर्माणि→ <text:span text:style-name="T1">कर्मन् </text:span><text:span text:style-name="T4">n, Nom/Voc, pl</text:span>→ <text:span text:style-name="T18">деяния</text:span></text:p>
      <text:p text:style-name="P4">२१) <text:bookmark-start text:name="__DdeLink__2662_3550361551"/>स्मयी<text:bookmark-end text:name="__DdeLink__2662_3550361551"/>→स्मयिन्, <text:span text:style-name="T18">m, Nom, sg</text:span> → <text:span text:style-name="T18">улыбающийся</text:span></text:p>
      <text:p text:style-name="P2">२२) पितरः→ <text:span text:style-name="T1">पितृ </text:span><text:span text:style-name="T16">m, Nom/Voc, pl</text:span>→ <text:span text:style-name="T16">(о) отцы</text:span></text:p>
      <text:p text:style-name="P1"/>
      <text:p text:style-name="Standard">2) Of the Sanskrit of each word, give the form listed in brackets.</text:p>
      <text:p text:style-name="Standard">Example: ‘man’ (Gen Sg) –› नरस्य ‘of the/a man’.</text:p>
      <text:p text:style-name="Standard"/>
      <text:p text:style-name="Standard">a) ‘leader’ (Instr Sg)→ नेत्रा</text:p>
      <text:p text:style-name="P5">b) ‘man’ (x3) (Nom Pl)→ <text:span text:style-name="T19">नरः</text:span></text:p>
      <text:p text:style-name="P5">c) ‘action’ (Gen Pl)→ <text:span text:style-name="T1">कर्म</text:span><text:span text:style-name="T9">णा</text:span><text:span text:style-name="T5">म्</text:span></text:p>
      <text:p text:style-name="P5">d) ‘bird’ (Abl Du)→ <text:span text:style-name="T1">पक्षि</text:span><text:span text:style-name="T5">भ्याम्</text:span></text:p>
      <text:p text:style-name="P5">e) ‘sister’ (Dat Sg)→ <text:span text:style-name="T1">स्वस</text:span><text:span text:style-name="T5">्रे</text:span></text:p>
      <text:p text:style-name="P5">f) ‘moon’ (Nom Sg)→ <text:bookmark-start text:name="__DdeLink__5579_3550361551"/><text:span text:style-name="T1">श</text:span><text:bookmark-end text:name="__DdeLink__5579_3550361551"/><text:span text:style-name="T10">शि</text:span></text:p>
      <text:p text:style-name="P5">g) ‘mother’ (Nom Pl)→ <text:span text:style-name="T19">मातरः</text:span></text:p>
      <text:p text:style-name="P5">h) ‘universal soul’ (Abl Sg)→ <text:span text:style-name="T1">ब्रह्म</text:span><text:span text:style-name="T11">णः</text:span></text:p>
      <text:p text:style-name="P5">i) ‘protector’ (Nom Pl)→ <text:span text:style-name="T1">रक्षित</text:span><text:span text:style-name="T5">ारः</text:span></text:p>
      <text:p text:style-name="P5">j) ‘brother’ (Nom Sg)→ <text:span text:style-name="T1">भ्रात</text:span><text:span text:style-name="T5">ा</text:span></text:p>
      <text:p text:style-name="P5">k) ‘daughter’ (Acc Pl)→ <text:span text:style-name="T1">दुहितॄ</text:span><text:span text:style-name="T12">ः</text:span></text:p>
      <text:p text:style-name="P5">l) ‘father’ (Voc Sg)→ <text:s/>पितः</text:p>
      <text:p text:style-name="Standard"/>
      <text:p text:style-name="Standard">3) Review exercise: match the adjectives or pronouns in brackets to the given nouns by putting</text:p>
      <text:p text:style-name="Standard">them in the same case, number and gender. Example: (उग्र-) कर्मनः –› उग्रस्य कर्मनः ‘of the ter-</text:p>
      <text:p text:style-name="Standard">rible deed’ (Gen Sg) or उग्रात्कर्मनः ‘from the terrible deed’ (Abl Sg)</text:p>
      <text:p text:style-name="Standard"><text:soft-page-break/></text:p>
      <text:p text:style-name="P6">१) (<text:bookmark-start text:name="__DdeLink__2710_3550361551"/>क्षुद्र<text:bookmark-end text:name="__DdeLink__2710_3550361551"/>-) राज्ञः→ <text:span text:style-name="T20">m, Abl/Gen, sg → <text:s/>क्षुद्र</text:span><text:span text:style-name="T21">ाद्राज्ञः</text:span><text:span text:style-name="T20"> </text:span><text:span text:style-name="T21">\ </text:span><text:span text:style-name="T20">क्षुद्र</text:span><text:span text:style-name="T21">स्य राज्ञः</text:span><text:span text:style-name="T20">→ <text:s/></text:span><text:span text:style-name="Strong_20_Emphasis"><text:span text:style-name="T14">от(у) ничтожного царя</text:span></text:span></text:p>
      <text:p text:style-name="P13">२) (अचक्षुस<text:span text:style-name="T15">्-</text:span> ) <text:bookmark-start text:name="__DdeLink__2714_3550361551"/><text:bookmark-start text:name="__DdeLink__2716_3550361551"/>मित्रे<text:bookmark-end text:name="__DdeLink__2714_3550361551"/><text:bookmark-end text:name="__DdeLink__2716_3550361551"/><text:span text:style-name="T20">→ </text:span><text:span text:style-name="T21">n, Loc, sg </text:span><text:span text:style-name="T26">\ Nom, du</text:span><text:span text:style-name="T20">→ अचक्षुषि मित्रे <text:s/></text:span><text:span text:style-name="T26">\ चक्षुषी </text:span><text:span text:style-name="T20">मित्रे→ <text:s/></text:span><text:span text:style-name="T21">в незрячем друге</text:span></text:p>
      <text:p text:style-name="P6">३) (कवि-) <text:bookmark-start text:name="__DdeLink__2718_3550361551"/>बाला<text:bookmark-end text:name="__DdeLink__2718_3550361551"/>नाम्<text:span text:style-name="T20">→ </text:span><text:span text:style-name="T21">f, Gen, pl</text:span><text:span text:style-name="T20">→कव</text:span><text:span text:style-name="T21">ीना</text:span><text:span text:style-name="T26">ं</text:span><text:bookmark-start text:name="__DdeLink__2718_3550361551 Copy 1"/><text:span text:style-name="T20">ला</text:span><text:bookmark-end text:name="__DdeLink__2718_3550361551 Copy 1"/><text:span text:style-name="T20">नाम् → <text:s/></text:span><text:span text:style-name="T21">у мудрых девочек</text:span></text:p>
      <text:p text:style-name="P6">४) (अन्य-) <text:bookmark-start text:name="__DdeLink__2720_3550361551"/><text:bookmark-start text:name="__DdeLink__2747_3550361551"/>इषवः<text:bookmark-end text:name="__DdeLink__2720_3550361551"/><text:bookmark-end text:name="__DdeLink__2747_3550361551"/><text:span text:style-name="T20">→</text:span><text:span text:style-name="T1">इषु</text:span><text:span text:style-name="T20"> </text:span><text:span text:style-name="T21">m, Nom, pl</text:span><text:span text:style-name="T20">→ अन्य</text:span><text:span text:style-name="T21">े</text:span><text:span text:style-name="T20"> इषवः → <text:s/>अन्य इषवः → </text:span><text:span text:style-name="T21">другие стрелы</text:span></text:p>
      <text:p text:style-name="P6">५) (वेदविद<text:span text:style-name="T15">्-</text:span> ) कुमारेषु<text:span text:style-name="T20">→ </text:span><text:span text:style-name="T21">m, Loc, pl</text:span><text:span text:style-name="T20">→वेदवि</text:span><text:span text:style-name="T21">त्सु</text:span><text:span text:style-name="T20"> कुमारेषु → <text:s/></text:span><text:span text:style-name="T21">в знающих Веды юношах</text:span></text:p>
      <text:p text:style-name="P6">६) (रूपवत्-) <text:bookmark-start text:name="__DdeLink__2722_3550361551"/>राज्ञी<text:bookmark-end text:name="__DdeLink__2722_3550361551"/><text:span text:style-name="T20">→ </text:span><text:span text:style-name="T21">f, Nom, sg</text:span><text:span text:style-name="T20">→रूपवत</text:span><text:span text:style-name="T21">ी</text:span><text:span text:style-name="T20"> राज्ञी → <text:s/></text:span><text:span text:style-name="T21">красивая царица</text:span></text:p>
      <text:p text:style-name="P6">७) (गुरु-) नेता<text:span text:style-name="T20">→ </text:span><text:span text:style-name="T21">m, Nom, sg</text:span><text:span text:style-name="T20">→ गुरु</text:span><text:span text:style-name="T21">ः</text:span><text:span text:style-name="T20"> नेता → <text:s/>गुरु</text:span><text:span text:style-name="T21">र्</text:span><text:span text:style-name="T20">नेता → </text:span><text:span text:style-name="T21">учитель лидер</text:span></text:p>
      <text:p text:style-name="P7">८) (<text:bookmark-start text:name="__DdeLink__2765_3550361551"/>भीम<text:bookmark-end text:name="__DdeLink__2765_3550361551"/>-) हस्तिभिः<text:span text:style-name="T20">→ </text:span><text:span text:style-name="T21">m, Instr, pl</text:span><text:span text:style-name="T20">→भीम</text:span><text:span text:style-name="T21">ैः</text:span><text:span text:style-name="T20"> हस्तिभिः → <text:s/>भीम</text:span><text:span text:style-name="T21">ैर्</text:span><text:span text:style-name="T20">हस्तिभिः -&gt; </text:span></text:p>
      <text:p text:style-name="P6">९) (बहु-) पितरः<text:span text:style-name="T20">→ </text:span><text:span text:style-name="T21">m, Nom/Voc, pl</text:span><text:span text:style-name="T20">→बह</text:span><text:span text:style-name="T21">वः</text:span><text:span text:style-name="T20"> पितरः → <text:s/></text:span><text:span text:style-name="T21">многие отцы</text:span></text:p>
      <text:p text:style-name="P6">१०) (हिमवत्-) <text:bookmark-start text:name="__DdeLink__2725_3550361551"/>मूर्ध्नि<text:bookmark-end text:name="__DdeLink__2725_3550361551"/><text:span text:style-name="T20">→ </text:span><text:span text:style-name="T21">m, Loc, sg</text:span><text:span text:style-name="T20">→ हिमवत</text:span><text:span text:style-name="T21">ि</text:span><text:span text:style-name="T20"> मूर्ध्नि → <text:s/></text:span><text:span text:style-name="T21">на заснеженной вершине</text:span></text:p>
      <text:p text:style-name="P6">११) (सर्व-) अश्वानाम्<text:span text:style-name="T20">→ </text:span><text:span text:style-name="T21">m, Gen, pl</text:span><text:span text:style-name="T20">→ सर्व</text:span><text:span text:style-name="T21">ेषाम्</text:span><text:span text:style-name="T20"> अश्वानाम् → <text:s/>सर्व</text:span><text:span text:style-name="T21">ेषाम</text:span><text:span text:style-name="T20">श्वानाम् → </text:span><text:span text:style-name="T21"><text:s/>у всех коней</text:span></text:p>
      <text:p text:style-name="P6">१२) (सुमनस्-) <text:bookmark-start text:name="__DdeLink__2728_3550361551"/>बन्धोः<text:bookmark-end text:name="__DdeLink__2728_3550361551"/><text:span text:style-name="T20">→ </text:span><text:bookmark-start text:name="__DdeLink__4643_3550361551"/><text:span text:style-name="T21">बन्धु</text:span><text:bookmark-end text:name="__DdeLink__4643_3550361551"/><text:span text:style-name="T21"> m, Abl/Gen, sg</text:span><text:span text:style-name="T20">→सुमन</text:span><text:span text:style-name="T27">सः</text:span><text:span text:style-name="T20"> बन्धोः → <text:s/>सुमन</text:span><text:span text:style-name="T27">सो</text:span><text:span text:style-name="T20"> बन्धोः → </text:span><text:span text:style-name="T21">у(от)добросердечного родственника</text:span></text:p>
      <text:p text:style-name="P6">१३) (<text:bookmark-start text:name="__DdeLink__2776_3550361551"/><text:bookmark-start text:name="__DdeLink__4646_3550361551"/>वर<text:bookmark-end text:name="__DdeLink__2776_3550361551"/><text:bookmark-end text:name="__DdeLink__4646_3550361551"/>-) वारि<text:span text:style-name="T20">→ </text:span><text:span text:style-name="T21">n, Nom/Voc/Acc, sg</text:span><text:span text:style-name="T20">→ </text:span><text:span text:style-name="T21">वर</text:span><text:span text:style-name="T28">ंवा</text:span><text:span text:style-name="T21">रि</text:span><text:span text:style-name="T20"> → <text:s/></text:span><text:span text:style-name="T21">хорошая вода</text:span></text:p>
      <text:p text:style-name="P6">१४) (वसु-) <text:bookmark-start text:name="__DdeLink__2731_3550361551"/>धनूंषि<text:bookmark-end text:name="__DdeLink__2731_3550361551"/><text:span text:style-name="T20">→ </text:span><text:bookmark-start text:name="__DdeLink__2734_3550361551"/><text:span text:style-name="Strong_20_Emphasis"><text:span text:style-name="T13">धनुस्</text:span></text:span><text:bookmark-end text:name="__DdeLink__2734_3550361551"/><text:span text:style-name="Strong_20_Emphasis"><text:span text:style-name="T13"> </text:span></text:span><text:span text:style-name="Strong_20_Emphasis"><text:span text:style-name="T14">n, Loc, sg</text:span></text:span><text:span text:style-name="T20">→वस</text:span><text:span text:style-name="T29">ू</text:span><text:span text:style-name="T21">नि</text:span><text:span text:style-name="T20"> धनूंषि → <text:s/></text:span><text:span text:style-name="T21">в богатом луке</text:span></text:p>
      <text:p text:style-name="P6">१५) (सुन्दर-) नारी<text:span text:style-name="T20">→ </text:span><text:span text:style-name="T21">f, Nom, sg</text:span><text:span text:style-name="T20">→ सुन्दर</text:span><text:span text:style-name="T21">ी</text:span><text:span text:style-name="T20"> नारी → <text:s/></text:span><text:span text:style-name="T21">красивая женщина</text:span></text:p>
      <text:p text:style-name="P6">१६) (महत्-) <text:bookmark-start text:name="__DdeLink__2736_3550361551"/>गज<text:bookmark-end text:name="__DdeLink__2736_3550361551"/>म्<text:span text:style-name="T20">→ </text:span><text:span text:style-name="T21">m, Acc, sg</text:span><text:span text:style-name="T20">→मह</text:span><text:span text:style-name="T21">ान्</text:span><text:span text:style-name="T20">त</text:span><text:span text:style-name="T30">ंग</text:span><text:bookmark-start text:name="__DdeLink__2736_3550361551 Copy 1"/><text:span text:style-name="T20">ज</text:span><text:bookmark-end text:name="__DdeLink__2736_3550361551 Copy 1"/><text:span text:style-name="T20">म् → <text:s/></text:span><text:span text:style-name="T21">великого слона</text:span></text:p>
      <text:p text:style-name="P6">१७) (<text:bookmark-start text:name="__DdeLink__2787_3550361551"/>क<text:bookmark-end text:name="__DdeLink__2787_3550361551"/>-) स्वसुः<text:span text:style-name="T20">→ </text:span><text:span text:style-name="T21">f, Abl/Gen, sg</text:span><text:span text:style-name="T20">→ क</text:span><text:span text:style-name="T21">स्याः</text:span><text:span text:style-name="T20"> स्वसुः → <text:s/></text:span><text:span text:style-name="T21">от(у) чьей сестры</text:span></text:p>
      <text:p text:style-name="P6">१८) (अरि-) क्षत्रियाः<text:span text:style-name="T20">→ </text:span><text:span text:style-name="T21">m, Nom, pl</text:span><text:span text:style-name="T20">→अर</text:span><text:span text:style-name="T21">यः</text:span><text:span text:style-name="T20"> क्षत्रियाः → <text:s/></text:span><text:span text:style-name="T21">вражеские воины</text:span></text:p>
      <text:p text:style-name="P6">१९) (<text:bookmark-start text:name="__DdeLink__4657_3550361551"/>सुहृद<text:span text:style-name="T15">्</text:span><text:bookmark-end text:name="__DdeLink__4657_3550361551"/>- ) कन्ये<text:span text:style-name="T20">→ </text:span><text:span text:style-name="T21">f, Voc, sg \ NVA, du</text:span><text:span text:style-name="T20">→ सुहृ</text:span><text:span text:style-name="T21">त्</text:span><text:span text:style-name="T20">कन्ये </text:span><text:span text:style-name="T21">\ </text:span><text:span text:style-name="T20">सुहृद</text:span><text:span text:style-name="T21">ौ</text:span><text:span text:style-name="T15"> </text:span><text:span text:style-name="T20">कन्ये → <text:s/></text:span><text:span text:style-name="T21">о добрая девушка, (о)две добрые девушки</text:span></text:p>
      <text:p text:style-name="P6">२०) (<text:bookmark-start text:name="__DdeLink__2798_3550361551"/>धीमत्<text:bookmark-end text:name="__DdeLink__2798_3550361551"/>-) पितरौ<text:span text:style-name="T20">→ </text:span><text:span text:style-name="T21">m, NVA, du</text:span><text:span text:style-name="T20">→</text:span><text:span text:style-name="T6">धीम</text:span><text:span text:style-name="T7">न्तौ</text:span><text:span text:style-name="T20"> पितरौ → <text:s/></text:span><text:span text:style-name="T21">мудрые родители(двое)</text:span></text:p>
      <text:p text:style-name="Standard"/>
      <text:p text:style-name="Standard">4) Translate into English.</text:p>
      <text:p text:style-name="Standard"/>
      <text:p text:style-name="Standard">१) जनाना<text:span text:style-name="T22">म्</text:span> मूर्ध्नि राजा भवे<text:span text:style-name="T22">त्</text:span> <text:span text:style-name="T22">इ</text:span>ति पित<text:span text:style-name="T22">ा उ</text:span>वाच ।</text:p>
      <text:p text:style-name="P8">Людей выше всех(на голове) царь должен быть – так отец сказал.</text:p>
      <text:p text:style-name="P1">२) पितरौ द<text:span text:style-name="T15">ु</text:span>हितॄ<text:span text:style-name="T15">णा</text:span><text:span text:style-name="T22">म्</text:span> पुत्राणा<text:span text:style-name="T22">म्</text:span> च रक्षितारौ भवेताम् ।</text:p>
      <text:p text:style-name="P8">Родители(отец и мать) дочерей и сыновей защитники(оба) должны быть.</text:p>
      <text:p text:style-name="Standard">३) राजा रक्षितृभिः सह <text:span text:style-name="T30">अ</text:span>पगच्छ<text:span text:style-name="T30">त्</text:span> दृष्टः ।</text:p>
      <text:p text:style-name="P8">Царь, с защитниками вместе у<text:span text:style-name="T31">шёл незамеченный</text:span>.</text:p>
      <text:p text:style-name="Standard">४) अपद्रुत<text:span text:style-name="T22">ः</text:span> भ्राता स्वसृभि<text:span text:style-name="T22">ः न</text:span> लक्षितः प<text:span text:style-name="T15">ु</text:span>रे <text:span text:style-name="T15">तु</text:span> <text:span text:style-name="T15">वित्तः</text:span>।</text:p>
      <text:p text:style-name="P8">Убежавший брат с сёстрами не замеченный, но в городе узнанный.</text:p>
      <text:p text:style-name="P9">५) पक्षि-गण<text:span text:style-name="T22">ः</text:span> मरुता गिरिभ्य<text:span text:style-name="T32">ः</text:span> इह <text:span text:style-name="T22">अ</text:span>पतत् ।</text:p>
      <text:p text:style-name="P8">Стая птиц <text:span text:style-name="T32">из-за </text:span>ветр<text:span text:style-name="T32">а</text:span> с гор сюда слетела.</text:p>
      <text:p text:style-name="P10">६) कन्या-गण<text:span text:style-name="T23">ः</text:span> वदन्त<text:span text:style-name="T23">म्</text:span> हंस<text:span text:style-name="T23">म्</text:span> श्रुत्वा भया<text:span text:style-name="T23">त्</text:span> <text:span text:style-name="T23">क्ष</text:span>णेन <text:span text:style-name="T23">अ</text:span>पाद्रवत् ।</text:p>
      <text:p text:style-name="P11">Группа девушек, говорящего лебедя услышав, от страха сразу убежала.</text:p>
      <text:p text:style-name="Standard">७) मरु<text:span text:style-name="T23">त्</text:span> <text:span text:style-name="T23">व</text:span>ना<text:span text:style-name="T23">त्</text:span> <text:span text:style-name="T23">वा</text:span>ही पक्षिणा लक्षितः।</text:p>
      <text:p text:style-name="P14">Ветер из леса <text:span text:style-name="T45">дующий</text:span> птицей замечен.</text:p>
      <text:p text:style-name="Standard">८) मर्त्याना<text:span text:style-name="T23">म्</text:span> जीवितम<text:span text:style-name="T32">्</text:span> <text:span text:style-name="T32">अ</text:span>स्थ<text:span text:style-name="T46">यि</text:span> <text:span text:style-name="T32">इ</text:span>ति क्षत्रिय<text:span text:style-name="T32">ः</text:span> वेत्ति ।</text:p>
      <text:p text:style-name="P14">Смертных жизнь нестойкая – так воин ведает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ADINGS</text:p>
      <text:p text:style-name="Standard"/>
      <text:p text:style-name="Standard">न स<text:span text:style-name="T33">ः</text:span> <text:span text:style-name="T33">अ</text:span><text:span text:style-name="T15">स्ति </text:span>पुु<text:span text:style-name="T15">रु</text:span>ष<text:span text:style-name="T33">ः</text:span> लोके य<text:span text:style-name="T33">ः</text:span> न <text:bookmark-start text:name="__DdeLink__7405_3550361551"/>काम<text:bookmark-end text:name="__DdeLink__7405_3550361551"/>यते <text:span text:style-name="T15">श्रि</text:span>यम् ।</text:p>
      <text:p text:style-name="P15">Такой в мире не существует человек, который бы не любил(желал) благополучия.</text:p>
      <text:p text:style-name="Standard"/>
      <text:p text:style-name="Standard">Rāma Introduces Himself and His Family</text:p>
      <text:p text:style-name="Standard"/>
      <text:p text:style-name="Standard">आसी<text:span text:style-name="T34">त्</text:span> <text:span text:style-name="T34">द</text:span>शरथ<text:span text:style-name="T34">ः</text:span> नाम राजा त्रिदश-विक्रमः ।</text:p>
      <text:p text:style-name="P16">Был царь по имени Дашаратха, 30 богам по храброст<text:span text:style-name="T47">и им</text:span></text:p>
      <text:p text:style-name="P1">तस्य <text:span text:style-name="T34">अ</text:span>हम<text:span text:style-name="T34">्</text:span> <text:span text:style-name="T34">अ</text:span>ग्र-जः पुत्र<text:span text:style-name="T34">ः</text:span> राम<text:span text:style-name="T34">ः</text:span> नाम जनैः श्रुतः ॥ १३ </text:p>
      <text:p text:style-name="P16">Его я <text:span text:style-name="T47">старший</text:span> сын людям известный(людми услышанный) под <text:s/>именем Рама</text:p>
      <text:p text:style-name="Standard">भ्राता <text:span text:style-name="T34">अ</text:span>य<text:span text:style-name="T34">म्</text:span> लक्ष्मण<text:span text:style-name="T34">ः</text:span> नाम यवीया<text:span text:style-name="T34">न्</text:span> <text:span text:style-name="T34">मा</text:span>म<text:span text:style-name="T34">्</text:span> <text:span text:style-name="T34">अ</text:span>नुव्रतः ।</text:p>
      <text:p text:style-name="P16">то брат по имени Лакшмана младший, мне преданный</text:p>
      <text:p text:style-name="Standard">इय<text:span text:style-name="T34">म्</text:span> भार्या च वैदेही मम सीत<text:span text:style-name="T34">ा</text:span> <text:span text:style-name="T34">इ</text:span>ति विश्रुता ॥ १४ ॥</text:p>
      <text:p text:style-name="P16">а это жена моя, Видехи<text:span text:style-name="T48">йка</text:span>, Сита – так известная.</text:p>
      <text:p text:style-name="Standard"/>
      <text:p text:style-name="Standard">Vidura Comforts Dhṛtarāṣṭra after the Death of His Sons (Continued</text:p>
      <text:p text:style-name="Standard">in Chapter 30)</text:p>
      <text:p text:style-name="Standard"/>
      <text:p text:style-name="Standard"/>
      <text:p text:style-name="Standard">उत्तिष्ठ राज<text:span text:style-name="T35">न्</text:span> <text:span text:style-name="T35">किम्</text:span> शेषे<text:span text:style-name="T35">(√शि II)</text:span> धारय <text:span text:style-name="T35">आ</text:span>त्मानम<text:span text:style-name="T35">्</text:span> <text:span text:style-name="T35">आ</text:span>त्मना ।</text:p>
      <text:p text:style-name="P17">Встань, о царь, зачем лежишь, возьми себя в руки (себя собой)</text:p>
      <text:p text:style-name="Standard">एषा <text:bookmark-start text:name="__DdeLink__7411_3550361551"/>वै<text:bookmark-end text:name="__DdeLink__7411_3550361551"/> सर्व-सत्त्वाना<text:span text:style-name="T35">म्</text:span> लोकेश्वर परा गतिः ॥ २ ॥</text:p>
      <text:p text:style-name="P17">эт<text:span text:style-name="T49">о</text:span> воистину всех живых существ Мира Владыка <text:span text:style-name="T49">высший путь</text:span>.</text:p>
      <text:p text:style-name="Standard">सर्वे क्षयान्ता<text:span text:style-name="T36">ः</text:span> निचयाः पतन-<text:span text:style-name="T36">अ</text:span>न्ताः समुच्छ्रयाः ।</text:p>
      <text:p text:style-name="P18">Все заканчивают <text:span text:style-name="T51">истлеванием(схождением на нет)</text:span> <text:span text:style-name="T51">скопления</text:span>, <text:s/>падениями - возвышения</text:p>
      <text:p text:style-name="Standard">संयोगा<text:span text:style-name="T37">ः</text:span> विप्रयोग-<text:span text:style-name="T50">अ</text:span>न्ता<text:span text:style-name="T37">ः</text:span> मरण-<text:span text:style-name="T50">अ</text:span>न्त<text:span text:style-name="T37">म्</text:span> च जीवितम् ॥ ३ ॥</text:p>
      <text:p text:style-name="P19">Связи заканчиваются разделениями, и смертью - жизнь</text:p>
      <text:p text:style-name="Standard">यदा शूर<text:span text:style-name="T38">म्</text:span> च भीरु<text:span text:style-name="T38">म्</text:span> च यमः कर्षति भारत ।</text:p>
      <text:p text:style-name="P20">Если и храбреца и труса Яма забирает, о потомок Бхараты</text:p>
      <text:p text:style-name="Standard">त<text:span text:style-name="T38">त्</text:span> <text:span text:style-name="T38">किम्</text:span> न योत्स्यन्ति हि ते क्षत्रियाः क्षत्रिय-<text:span text:style-name="T51">ऋ</text:span>र्षभ ॥ ४ ॥</text:p>
      <text:p text:style-name="P21">Так почему <text:span text:style-name="T39">же </text:span>не будут сражаться, <text:span text:style-name="T39">лучши</text:span><text:span text:style-name="T51">й</text:span><text:span text:style-name="T39"> из лучших воин</text:span><text:span text:style-name="T51">ов</text:span></text:p>
      <text:p text:style-name="Standard">अयुध्यमान<text:span text:style-name="T40">ः</text:span> म्रियते युध्यमान<text:span text:style-name="T40">ः च</text:span> जीवति ।</text:p>
      <text:p text:style-name="P22">Несражающийся умирает, а сражающийся живёт</text:p>
      <text:p text:style-name="Standard">काल<text:span text:style-name="T40">म्</text:span> प्राप्य महाराज न कश्चि<text:span text:style-name="T40">त्</text:span> <text:span text:style-name="T40">अ</text:span>तिवर्तते ॥ ५ ॥</text:p>
      <text:p text:style-name="P22">Время достигнув, о великий царь, никто не выживает</text:p>
      <text:p text:style-name="Standard">अभाव-<text:span text:style-name="T41">अ</text:span>दीनि भूतानि भावमध्यानि भारत ।</text:p>
      <text:p text:style-name="P24">В небытие началом обладающие живые существа, в бытие продолжающиеся, о потомок Бхараты</text:p>
      <text:p text:style-name="Standard">अभाव-निधनान<text:span text:style-name="T41">ि</text:span> <text:bookmark-start text:name="__DdeLink__7425_3550361551"/><text:span text:style-name="T41">ए</text:span><draw:frame draw:style-name="fr1" draw:name="Object1" text:anchor-type="as-char" svg:y="-0.377cm" svg:width="0.041cm" svg:height="0.467cm" draw:z-index="0"><draw:object xlink:href="./Object 1" xlink:type="simple" xlink:show="embed" xlink:actuate="onLoad"/><draw:image xlink:href="./ObjectReplacements/Object 1" xlink:type="simple" xlink:show="embed" xlink:actuate="onLoad"/></draw:frame>व<text:bookmark-end text:name="__DdeLink__7425_3550361551"/> तत्र का परिदेवना ॥ ६ ॥</text:p>
      <text:p text:style-name="P23">В небытие концом обладающие ведь, тогда какая печаль?</text:p>
      <text:p text:style-name="Standard">न <text:bookmark-start text:name="__DdeLink__7430_3550361551"/>शोच<text:span text:style-name="T41">न्</text:span><text:bookmark-end text:name="__DdeLink__7430_3550361551"/> <text:span text:style-name="T41">मृ</text:span>तम<text:span text:style-name="T41">्</text:span> <text:span text:style-name="T41">अ</text:span>न्वेति न शोच<text:span text:style-name="T41">न्</text:span> <text:span text:style-name="T41">म्रि</text:span>यते नरः ।</text:p>
      <text:p text:style-name="P23">Скорбящий за мёртвым не следует, скорбящий не умирает человек.</text:p>
      <text:p text:style-name="Standard">एव<text:span text:style-name="T41">म्</text:span> सांसिद्धिके लोके किम<text:span text:style-name="T51">्</text:span>-<text:span text:style-name="T41">अ</text:span>र्थम<text:span text:style-name="T41">्</text:span> <text:span text:style-name="T41">अ</text:span>नुशोचसि ॥ ७ ॥</text:p>
      <text:p text:style-name="P23">Если уж мир так устроен – зачем ты печалуешься?</text:p>
      <text:p text:style-name="P25">कालः कर्षति भूतानि सर्वाणि <text:bookmark-start text:name="__DdeLink__7434_3550361551"/>विविधा<text:bookmark-end text:name="__DdeLink__7434_3550361551"/>न<text:span text:style-name="T51">ि</text:span> <text:span text:style-name="T51">उ</text:span>त ।</text:p>
      <text:p text:style-name="P23">Время забирает всех разнообразных живых существ.</text:p>
      <text:p text:style-name="Standard">न कालस्य प्रियः कश्चि<text:span text:style-name="T41">त्</text:span> <text:span text:style-name="T41">न</text:span> द्वेष्यः कुरुसत्तम ॥ ८ ॥</text:p>
      <text:p text:style-name="P23">Нет никого у времени любимого или ненавидимого, о лучший из Куру</text:p>
      <text:p text:style-name="P23"><text:soft-page-break/></text:p>
      <text:p text:style-name="Standard">Choose Your Fights Wisely</text:p>
      <text:p text:style-name="Standard"/>
      <text:p text:style-name="Standard">बलिना सह योद्धव्यम<text:span text:style-name="T42">्</text:span> <text:span text:style-name="T42">इ</text:span>ति न <text:span text:style-name="T42">अ</text:span>स्ति निदर्शनम् ।</text:p>
      <text:p text:style-name="P26">С сильным следует сражаться – не разумная команда</text:p>
      <text:p text:style-name="Standard">त<text:span text:style-name="T42">त्</text:span> <text:span text:style-name="T42">यु</text:span>द्ध<text:span text:style-name="T42">म्</text:span> हस्तिना सार्ध<text:span text:style-name="T42">म्</text:span> नराणा<text:span text:style-name="T42">म्</text:span> मृत्युम<text:span text:style-name="T42">्</text:span> <text:span text:style-name="T42">आ</text:span>वहेत् ॥</text:p>
      <text:p text:style-name="P26">такое сражение с слоном к людей смерти может привести.</text:p>
      <text:p text:style-name="Standard"/>
      <text:p text:style-name="Standard"/>
      <text:p text:style-name="Standard">Whatever Will Be, Will Be</text:p>
      <text:p text:style-name="Standard"><text:s/><text:tab/></text:p>
      <text:p text:style-name="Standard">य<text:span text:style-name="T43">त्</text:span> <text:span text:style-name="T43">अ</text:span>भावि न त<text:span text:style-name="T43">द्</text:span> <text:span text:style-name="T43">भा</text:span>वि भावि य<text:span text:style-name="T43">त् न</text:span> त<text:span text:style-name="T43">त्</text:span> <text:span text:style-name="T43">अ</text:span>न्यथा ।</text:p>
      <text:p text:style-name="P26">Что несуществующее того не существующие, существующее что, то не иначе</text:p>
      <text:p text:style-name="Standard">इति <text:bookmark-start text:name="__DdeLink__7442_3550361551"/>चिन्ता<text:bookmark-end text:name="__DdeLink__7442_3550361551"/>-विषघ्न<text:span text:style-name="T43">ः</text:span> <text:span text:style-name="T43">अ</text:span>य<text:span text:style-name="T43">म्</text:span> <text:span text:style-name="T43">अ</text:span>गदः कि<text:span text:style-name="T43">म्</text:span> न पीयते ॥</text:p>
      <text:p text:style-name="P26">Так беспокойство уничтожающий <text:span text:style-name="T51">яд </text:span>этот, антидот почему не пьётся?</text:p>
      <text:p text:style-name="Standard"/>
      <text:p text:style-name="Standard"/>
      <text:p text:style-name="Standard">Brahman, the Creator of the World</text:p>
      <text:p text:style-name="Standard"/>
      <text:p text:style-name="Standard">जग<text:span text:style-name="T43">त्</text:span>-<text:span text:style-name="T43">यो</text:span>नि<text:span text:style-name="T43">ः</text:span> <text:span text:style-name="T43">अ</text:span>योनि<text:span text:style-name="T43">ः</text:span> <text:span text:style-name="T43">त्वम्</text:span></text:p>
      <text:p text:style-name="P26">Источник мира – без источника ты</text:p>
      <text:p text:style-name="Standard">अनन्त<text:span text:style-name="T43">ः</text:span> जगत<text:span text:style-name="T43">ः</text:span> <text:span text:style-name="T43">अ</text:span>न्तकः ।</text:p>
      <text:p text:style-name="P26">Бесконечный мира разрушитель</text:p>
      <text:p text:style-name="Standard">जग<text:span text:style-name="T43">त्-आ</text:span>दि<text:span text:style-name="T43">ः</text:span> <text:span text:style-name="T43">अ</text:span>नादि<text:span text:style-name="T43">ः</text:span> <text:span text:style-name="T43">त्वम्</text:span></text:p>
      <text:p text:style-name="P26">Мира начало, ты безначальный</text:p>
      <text:p text:style-name="Standard">जग<text:span text:style-name="T43">त्-ई</text:span>श<text:span text:style-name="T43">ः</text:span> न<text:span text:style-name="T43">ि</text:span>रीश्वरः ॥ ९ ॥</text:p>
      <text:p text:style-name="P26">Мира владыка, никому не подвлас<text:span text:style-name="T44">т</text:span>ный сам</text:p>
      <text:p text:style-name="Standard">आत्मानम<text:span text:style-name="T43">्</text:span> <text:span text:style-name="T43">आ</text:span>त्मना वेत्सि</text:p>
      <text:p text:style-name="P26">Себя собой познаёшь</text:p>
      <text:p text:style-name="Standard">सृजस<text:span text:style-name="T43">ि</text:span> <text:span text:style-name="T43">आ</text:span>त्मानम<text:span text:style-name="T43">्</text:span> <text:span text:style-name="T43">अ</text:span>त्मना ।</text:p>
      <text:p text:style-name="P26">Создаёшь себя собой. </text:p>
      <text:p text:style-name="Standard">आत्मना कृतिना च त्वम्</text:p>
      <text:p text:style-name="P26">И <text:span text:style-name="T52">собой</text:span> создателем ты</text:p>
      <text:p text:style-name="Standard">आत्मन<text:span text:style-name="T43">ि</text:span> <text:span text:style-name="T43">ए</text:span>व प्रलीयसे ॥ १० ॥</text:p>
      <text:p text:style-name="P26">В себе же растворяешьс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7T19:00:27.062546199</dc:date>
    <meta:editing-duration>P4DT7H12M41S</meta:editing-duration>
    <meta:editing-cycles>76</meta:editing-cycles>
    <meta:generator>LibreOffice/7.4.7.2$Linux_X86_64 LibreOffice_project/40$Build-2</meta:generator>
    <meta:document-statistic meta:table-count="0" meta:image-count="0" meta:object-count="1" meta:page-count="4" meta:paragraph-count="148" meta:word-count="1189" meta:character-count="6012" meta:non-whitespace-character-count="4928"/>
  </office:meta>
</office:document-meta>
</file>

<file path=Object 1/content.xml><?xml version="1.0" encoding="utf-8"?>
<math xmlns="http://www.w3.org/1998/Math/MathML" display="block"/>
</file>